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itab" svg:font-family="Kitab"/>
    <style:font-face style:name="Lora" svg:font-family="Lora"/>
  </office:font-face-decls>
  <office:automatic-styles>
    <style:style style:name="P1" style:family="paragraph" style:parent-style-name="Standard">
      <style:paragraph-properties fo:line-height="115%" fo:text-align="start" style:justify-single-word="false" style:writing-mode="lr-tb"/>
      <style:text-properties officeooo:rsid="00166474" officeooo:paragraph-rsid="00166474"/>
    </style:style>
    <style:style style:name="P2" style:family="paragraph" style:parent-style-name="Standard" style:list-style-name="L1">
      <style:paragraph-properties fo:line-height="115%" fo:text-align="start" style:justify-single-word="false" style:writing-mode="lr-tb"/>
      <style:text-properties officeooo:rsid="00166474" officeooo:paragraph-rsid="00166474"/>
    </style:style>
    <style:style style:name="P3" style:family="paragraph" style:parent-style-name="Standard" style:list-style-name="L1">
      <style:paragraph-properties fo:line-height="115%" fo:text-align="end" style:justify-single-word="false" style:writing-mode="rl-tb"/>
      <style:text-properties officeooo:rsid="00166474" officeooo:paragraph-rsid="00166474"/>
    </style:style>
    <style:style style:name="P4" style:family="paragraph" style:parent-style-name="Standard" style:list-style-name="L1">
      <style:paragraph-properties fo:line-height="115%" fo:text-align="end" style:justify-single-word="false" style:writing-mode="rl-tb"/>
      <style:text-properties officeooo:rsid="00166474" officeooo:paragraph-rsid="00179520"/>
    </style:style>
    <style:style style:name="P5" style:family="paragraph" style:parent-style-name="Standard" style:list-style-name="L1">
      <style:paragraph-properties fo:line-height="115%" fo:text-align="end" style:justify-single-word="false" style:writing-mode="rl-tb"/>
      <style:text-properties officeooo:rsid="00179520" officeooo:paragraph-rsid="00179520"/>
    </style:style>
    <style:style style:name="P6" style:family="paragraph" style:parent-style-name="Standard" style:list-style-name="L1">
      <style:paragraph-properties fo:line-height="115%" fo:text-align="start" style:justify-single-word="false" style:writing-mode="lr-tb"/>
      <style:text-properties officeooo:rsid="00179520" officeooo:paragraph-rsid="00179520"/>
    </style:style>
    <style:style style:name="P7" style:family="paragraph" style:parent-style-name="Standard" style:list-style-name="L1">
      <style:paragraph-properties fo:line-height="115%" fo:text-align="end" style:justify-single-word="false" style:writing-mode="rl-tb"/>
      <style:text-properties fo:color="#c9211e" loext:opacity="100%" officeooo:rsid="00179520" officeooo:paragraph-rsid="00179520"/>
    </style:style>
    <style:style style:name="P8" style:family="paragraph" style:parent-style-name="Standard" style:list-style-name="L1">
      <style:paragraph-properties fo:line-height="115%" fo:text-align="end" style:justify-single-word="false" style:writing-mode="rl-tb"/>
      <style:text-properties style:use-window-font-color="true" loext:opacity="0%" officeooo:rsid="00179520" officeooo:paragraph-rsid="00179520"/>
    </style:style>
    <style:style style:name="P9" style:family="paragraph" style:parent-style-name="Standard" style:list-style-name="L1">
      <style:paragraph-properties fo:line-height="115%" fo:text-align="start" style:justify-single-word="false" style:writing-mode="lr-tb"/>
      <style:text-properties fo:color="#0369a3" loext:opacity="100%" officeooo:rsid="001a1aac" officeooo:paragraph-rsid="001a1aac"/>
    </style:style>
    <style:style style:name="P10" style:family="paragraph" style:parent-style-name="Standard" style:list-style-name="L1">
      <style:paragraph-properties fo:line-height="115%" fo:text-align="end" style:justify-single-word="false" style:writing-mode="rl-tb"/>
      <style:text-properties fo:color="#0369a3" loext:opacity="100%" officeooo:rsid="00179520" officeooo:paragraph-rsid="00179520"/>
    </style:style>
    <style:style style:name="P11" style:family="paragraph" style:parent-style-name="Standard" style:list-style-name="L1">
      <style:paragraph-properties fo:line-height="115%" fo:text-align="end" style:justify-single-word="false" style:writing-mode="rl-tb"/>
      <style:text-properties fo:color="#0369a3" loext:opacity="100%" officeooo:rsid="00179520" officeooo:paragraph-rsid="001acf4a"/>
    </style:style>
    <style:style style:name="P12" style:family="paragraph" style:parent-style-name="Standard" style:list-style-name="L1">
      <style:paragraph-properties fo:line-height="115%" fo:text-align="end" style:justify-single-word="false" style:writing-mode="rl-tb"/>
      <style:text-properties style:text-line-through-style="none" style:text-line-through-type="none" officeooo:rsid="00179520" officeooo:paragraph-rsid="00179520" fo:background-color="transparent"/>
    </style:style>
    <style:style style:name="P13" style:family="paragraph" style:parent-style-name="Standard" style:list-style-name="L1">
      <style:paragraph-properties fo:line-height="115%" fo:text-align="end" style:justify-single-word="false" style:writing-mode="rl-tb"/>
      <style:text-properties officeooo:rsid="00179520" officeooo:paragraph-rsid="001acf4a" fo:background-color="transparent"/>
    </style:style>
    <style:style style:name="P14" style:family="paragraph" style:parent-style-name="Standard" style:list-style-name="L1">
      <style:paragraph-properties fo:line-height="115%" fo:text-align="end" style:justify-single-word="false" style:writing-mode="rl-tb"/>
      <style:text-properties officeooo:rsid="00179520" officeooo:paragraph-rsid="00179520" fo:background-color="transparent"/>
    </style:style>
    <style:style style:name="T1" style:family="text">
      <style:text-properties fo:color="#0369a3" loext:opacity="100%"/>
    </style:style>
    <style:style style:name="T2" style:family="text">
      <style:text-properties fo:color="#0369a3" loext:opacity="100%" officeooo:rsid="00187253"/>
    </style:style>
    <style:style style:name="T3" style:family="text">
      <style:text-properties fo:color="#0369a3" loext:opacity="100%" officeooo:rsid="001acf4a"/>
    </style:style>
    <style:style style:name="T4" style:family="text">
      <style:text-properties officeooo:rsid="001a1aac"/>
    </style:style>
    <style:style style:name="T5" style:family="text">
      <style:text-properties officeooo:rsid="001acf4a"/>
    </style:style>
    <style:style style:name="T6" style:family="text">
      <style:text-properties officeooo:rsid="001d5982"/>
    </style:style>
    <style:style style:name="T7" style:family="text">
      <style:text-properties officeooo:rsid="001d74dc"/>
    </style:style>
    <style:style style:name="T8" style:family="text">
      <style:text-properties officeooo:rsid="001da95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late into English</text:p>
      <text:list text:style-name="L1">
        <text:list-item>
          <text:p text:style-name="P2">He is Ustad <text:span text:style-name="T2">Jubair</text:span>.</text:p>
        </text:list-item>
        <text:list-item>
          <text:p text:style-name="P2">Who are they, my brother?</text:p>
        </text:list-item>
        <text:list-item>
          <text:p text:style-name="P2">Who are <text:span text:style-name="T2">these</text:span> people?</text:p>
        </text:list-item>
        <text:list-item>
          <text:p text:style-name="P2">We are students and we are learning Arabic.</text:p>
        </text:list-item>
        <text:list-item>
          <text:p text:style-name="P3">مَرْحَبًا بِكِ فَاطِمَةُ</text:p>
        </text:list-item>
        <text:list-item>
          <text:p text:style-name="P3">شُكْرًا لَكَ يَا أَحْمَدُ</text:p>
        </text:list-item>
        <text:list-item>
          <text:p text:style-name="P3">مِنْ أَيْنَ <text:span text:style-name="T2">أُ</text:span><text:span text:style-name="T1">ولَاءِكَ</text:span></text:p>
        </text:list-item>
        <text:list-item>
          <text:p text:style-name="P3">هَلْ أَنْتَ الأُسْتَاذُ</text:p>
        </text:list-item>
        <text:list-item>
          <text:p text:style-name="P3">لَا شُكْرَ عَلَى وَاجِبٍ</text:p>
        </text:list-item>
        <text:list-item>
          <text:p text:style-name="P4">لَا شُكْرَ عَلَى وَاجِبٍ</text:p>
        </text:list-item>
        <text:list-item>
          <text:p text:style-name="P5">أَهْلًا بِكُمْ</text:p>
        </text:list-item>
        <text:list-item>
          <text:p text:style-name="P6">Welcome to you, Fatima.</text:p>
        </text:list-item>
        <text:list-item>
          <text:p text:style-name="P6">Thank you, Ahmad.</text:p>
        </text:list-item>
        <text:list-item>
          <text:p text:style-name="P9">Where are those from?</text:p>
        </text:list-item>
        <text:list-item>
          <text:p text:style-name="P6">Welcome.</text:p>
        </text:list-item>
        <text:list-item>
          <text:p text:style-name="P6">Greetings to you all.</text:p>
        </text:list-item>
        <text:list-item>
          <text:p text:style-name="P5">أستاذ قديم</text:p>
        </text:list-item>
        <text:list-item>
          <text:p text:style-name="P5">في معهد بينة</text:p>
        </text:list-item>
        <text:list-item>
          <text:p text:style-name="P10">إنّ <text:span text:style-name="T4">مؤسس </text:span><text:span text:style-name="T5">ال</text:span><text:span text:style-name="T4">معهد….</text:span></text:p>
        </text:list-item>
        <text:list-item>
          <text:p text:style-name="P5">هم من نيويورك، <text:span text:style-name="T3">ي</text:span>تعلّم<text:span text:style-name="T1">و</text:span><text:span text:style-name="T3">ن</text:span> اللغة العربيّ<text:span text:style-name="T3">ة</text:span></text:p>
        </text:list-item>
        <text:list-item>
          <text:p text:style-name="P5">أصلي صين<text:span text:style-name="T1">ي</text:span><text:span text:style-name="T3">ّ</text:span>.</text:p>
        </text:list-item>
        <text:list-item>
          <text:p text:style-name="P5">إبرهم من السودان. هو سودانيّ</text:p>
        </text:list-item>
        <text:list-item>
          <text:p text:style-name="P5">أعلم <text:span text:style-name="T8">\ أَعْرَفُ</text:span> اس<text:span text:style-name="T1">م</text:span><text:span text:style-name="T3">َ</text:span>ك.</text:p>
        </text:list-item>
        <text:list-item>
          <text:p text:style-name="P5"><text:span text:style-name="T3">الإنتاجل</text:span> جديد.</text:p>
        </text:list-item>
        <text:list-item>
          <text:p text:style-name="P5">الأج<text:span text:style-name="T6">ُ</text:span> كريم من ماليزيا.</text:p>
        </text:list-item>
        <text:list-item>
          <text:p text:style-name="P10"><text:span text:style-name="T7">المسجدُ الكَبِيرُ</text:span><text:span text:style-name="T5"> </text:span><text:span text:style-name="T7">القريبُ مِن البَيتِ لي.</text:span><text:span text:style-name="T5"> </text:span></text:p>
        </text:list-item>
        <text:list-item>
          <text:p text:style-name="P12">هل هي مشتاقة إلي لقاء أستاذها؟</text:p>
        </text:list-item>
        <text:list-item>
          <text:p text:style-name="P5"><text:soft-page-break/>الموظّف جديد، لكنّ المدير قديم.</text:p>
        </text:list-item>
        <text:list-item>
          <text:p text:style-name="P5">حان وقت صلة العصر. لنجهب معا إلى المسجد.</text:p>
        </text:list-item>
        <text:list-item>
          <text:p text:style-name="P13">أليس هذا هو الدرس<text:span text:style-name="T5">َ</text:span> الجديد<text:span text:style-name="T5">َ</text:span>؟ <text:span text:style-name="T5">or </text:span>أليس هذا <text:s/>الدرس<text:span text:style-name="T5">َ</text:span> الجديد<text:span text:style-name="T5">َ</text:span>؟</text:p>
        </text:list-item>
        <text:list-item>
          <text:p text:style-name="P14">هذا هو الدرس<text:span text:style-name="T5">ُ</text:span> الجديد<text:span text:style-name="T5">ُ</text:span>، أليسك ذلك؟</text:p>
        </text:list-item>
        <text:list-item>
          <text:p text:style-name="P5">حان مرعدي</text:p>
        </text:list-item>
        <text:list-item>
          <text:p text:style-name="P5">أين أعيلتي؟ <text:span text:style-name="T5">ألسيتوا</text:span> في تكساس؟</text:p>
        </text:list-item>
        <text:list-item>
          <text:p text:style-name="P10">ما أسماءُ <text:span text:style-name="T5">أصديقك؟</text:span></text:p>
        </text:list-item>
        <text:list-item>
          <text:p text:style-name="P5">تعلّمت أشياء كثيرة من كتابك. شكرا لك.</text:p>
        </text:list-item>
        <text:list-item>
          <text:p text:style-name="P5">حصلت على معلومات نافعة من الكتاب.</text:p>
        </text:list-item>
        <text:list-item>
          <text:p text:style-name="P6">C</text:p>
        </text:list-item>
        <text:list-item>
          <text:p text:style-name="P6">b</text:p>
        </text:list-item>
        <text:list-item>
          <text:p text:style-name="P6">d</text:p>
        </text:list-item>
        <text:list-item>
          <text:p text:style-name="P5">هذه أوراق</text:p>
        </text:list-item>
        <text:list-item>
          <text:p text:style-name="P5">في هذا الكتابِ</text:p>
        </text:list-item>
        <text:list-item>
          <text:p text:style-name="P5">إنّ هذه الكت</text:p>
        </text:list-item>
        <text:list-item>
          <text:p text:style-name="P7">زرت هذن المسجدين</text:p>
        </text:list-item>
        <text:list-item>
          <text:p text:style-name="P5">أحبّ هذه الآيات</text:p>
        </text:list-item>
        <text:list-item>
          <text:p text:style-name="P7">هتن مريم وزينب.</text:p>
        </text:list-item>
        <text:list-item>
          <text:p text:style-name="P8">هي</text:p>
        </text:list-item>
        <text:list-item>
          <text:p text:style-name="P8">هي </text:p>
        </text:list-item>
        <text:list-item>
          <text:p text:style-name="P8">هي</text:p>
        </text:list-item>
        <text:list-item>
          <text:p text:style-name="P11">هي</text:p>
        </text:list-item>
        <text:list-item>
          <text:p text:style-name="P8">هي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itab" svg:font-family="Kitab"/>
    <style:font-face style:name="Lora" svg:font-family="Lor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ora" fo:font-size="12pt" fo:language="en" fo:country="US" style:letter-kerning="true" style:font-name-asian="DejaVu Sans" style:font-size-asian="10.5pt" style:language-asian="zh" style:country-asian="CN" style:font-name-complex="Kitab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DejaVu Sans" style:font-size-asian="10.5pt" style:language-asian="zh" style:country-asian="CN" style:font-name-complex="Kitab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ora" fo:font-family="Lora" fo:font-size="14pt" style:font-name-asian="DejaVu Sans" style:font-family-asian="'DejaVu Sans'" style:font-family-generic-asian="system" style:font-pitch-asian="variable" style:font-size-asian="14pt" style:font-name-complex="Kitab" style:font-family-complex="Kitab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ora" fo:font-family="Lora" style:font-size-asian="12pt" style:font-name-complex="Kitab" style:font-family-complex="Kitab" style:font-size-complex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ora" fo:font-family="Lora" fo:font-size="12pt" fo:font-style="italic" style:font-size-asian="12pt" style:font-style-asian="italic" style:font-name-complex="Kitab" style:font-family-complex="Kita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ra" fo:font-family="Lora" style:font-size-asian="12pt" style:font-name-complex="Kitab" style:font-family-complex="Kitab" style:font-size-complex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2:49:02.591618602</meta:creation-date>
    <meta:generator>LibreOffice/7.6.2.1$Linux_X86_64 LibreOffice_project/56f7684011345957bbf33a7ee678afaf4d2ba333</meta:generator>
    <dc:date>2023-10-13T14:10:40.381219131</dc:date>
    <meta:editing-duration>PT2H35M21S</meta:editing-duration>
    <meta:editing-cycles>10</meta:editing-cycles>
    <meta:document-statistic meta:table-count="0" meta:image-count="0" meta:object-count="0" meta:page-count="2" meta:paragraph-count="51" meta:word-count="233" meta:character-count="1049" meta:non-whitespace-character-count="914"/>
  </office:meta>
</office:document-meta>
</file>